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24cm"/>
    </style:style>
    <style:style style:name="co4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Rho</text:p>
          </table:table-cell>
          <table:table-cell table:number-columns-repeated="2" office:value-type="float" office:value="11.34" calcext:value-type="float">
            <text:p>11,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float" office:value="207.2" calcext:value-type="float">
            <text:p>207,2</text:p>
          </table:table-cell>
          <table:table-cell table:number-columns-repeated="2"/>
        </table:table-row>
        <table:table-row table:style-name="ro1">
          <table:table-cell table:formula="of:=-3.03407133*10^-23" office:value-type="float" office:value="-3.03407133E-023" calcext:value-type="float">
            <text:p>-3,03407133E-23</text:p>
          </table:table-cell>
          <table:table-cell table:number-columns-repeated="2"/>
          <table:table-cell office:value-type="string" calcext:value-type="string">
            <text:p>sigma=-ln(1-n/n0)/(Nx)</text:p>
          </table:table-cell>
          <table:table-cell table:style-name="ce10" table:formula="of:=-1/LOG(EXP(1))*LOG(1-[.E6]/[.E7])/([.E4]*[.E5])" office:value-type="float" office:value="1.84084966328881E-024" calcext:value-type="float">
            <text:p>1,84084966328881E-24</text:p>
          </table:table-cell>
          <table:table-cell table:style-name="ce10" table:formula="of:=-1/LOG(EXP(1))*LOG(1-[.F6]/[.F7])/([.F4]*[.F5])" office:value-type="float" office:value="1.02922133344536E-024" calcext:value-type="float">
            <text:p>1,02922133344536E-2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N=Na*Rho/M</text:p>
          </table:table-cell>
          <table:table-cell table:formula="of:=6.022140857*10^23*[.E1]/[.E2]" office:value-type="float" office:value="3.29590141497973E+022" calcext:value-type="float">
            <text:p>3,29590141497973E+022</text:p>
          </table:table-cell>
          <table:table-cell table:formula="of:=6.022140857*10^23*[.F1]/[.F2]" office:value-type="float" office:value="3.29590141497973E+022" calcext:value-type="float">
            <text:p>3,29590141497973E+022</text:p>
          </table:table-cell>
          <table:table-cell table:number-columns-repeated="2"/>
        </table:table-row>
        <table:table-row table:style-name="ro1">
          <table:table-cell table:formula="of:=[.A3]/[.A4]" office:value-type="float" office:value="-6.74238073333333E-025" calcext:value-type="float">
            <text:p>-6,74238073333333E-2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.794" calcext:value-type="float">
            <text:p>4,794</text:p>
          </table:table-cell>
        </table:table-row>
        <table:table-row table:style-name="ro1">
          <table:table-cell table:formula="of:=1/LOG(EXP(1))*LOG(1-[.A7]/[.A8])*[.A5]" office:value-type="float" office:value="1.37202530730695E-024" calcext:value-type="float">
            <text:p>1,37202530730695E-24</text:p>
          </table:table-cell>
          <table:table-cell table:formula="of:=1/LOG(EXP(1))*LOG(1-[.B7]/[.B8])*[.A5]" office:value-type="float" office:value="6.03628993819482E-025" calcext:value-type="float">
            <text:p>6,03628993819482E-25</text:p>
          </table:table-cell>
          <table:table-cell/>
          <table:table-cell office:value-type="string" calcext:value-type="string">
            <text:p>n</text:p>
          </table:table-cell>
          <table:table-cell table:formula="of:=1645561*[.F10]+365865" office:value-type="float" office:value="8256150.96695597" calcext:value-type="float">
            <text:p>8256150,96695597</text:p>
          </table:table-cell>
          <table:table-cell office:value-type="float" office:value="5392124" calcext:value-type="float">
            <text:p>5392124</text:p>
          </table:table-cell>
          <table:table-cell/>
          <table:table-cell office:value-type="float" office:value="5.32" calcext:value-type="float">
            <text:p>5,32</text:p>
          </table:table-cell>
        </table:table-row>
        <table:table-row table:style-name="ro1">
          <table:table-cell table:style-name="ce9" table:formula="of:=2188817+633091*4.79" office:value-type="float" office:value="5221322.89" calcext:value-type="float">
            <text:p>5221323</text:p>
          </table:table-cell>
          <table:table-cell office:value-type="float" office:value="543311" calcext:value-type="float">
            <text:p>543311</text:p>
          </table:table-cell>
          <table:table-cell/>
          <table:table-cell office:value-type="string" calcext:value-type="string">
            <text:p>n0</text:p>
          </table:table-cell>
          <table:table-cell table:formula="of:=1657758*[.F11]+353328" office:value-type="float" office:value="8832015.20532163" calcext:value-type="float">
            <text:p>8832015,20532163</text:p>
          </table:table-cell>
          <table:table-cell table:formula="of:=1657758*6.39+353328" office:value-type="float" office:value="10946401.62" calcext:value-type="float">
            <text:p>10946401,62</text:p>
          </table:table-cell>
          <table:table-cell table:number-columns-repeated="2"/>
        </table:table-row>
        <table:table-row table:style-name="ro1">
          <table:table-cell table:style-name="ce9" table:formula="of:=2202100+595334*6.39" office:value-type="float" office:value="6006284.26" calcext:value-type="float">
            <text:p>6006284</text:p>
          </table:table-cell>
          <table:table-cell office:value-type="float" office:value="918523" calcext:value-type="float">
            <text:p>918523</text:p>
          </table:table-cell>
          <table:table-cell/>
          <table:table-cell office:value-type="string" calcext:value-type="string">
            <text:p>n/n0</text:p>
          </table:table-cell>
          <table:table-cell table:formula="of:=[.E6]/[.E7]" office:value-type="float" office:value="0.934798092510226" calcext:value-type="float">
            <text:p>0,934798092510226</text:p>
          </table:table-cell>
          <table:table-cell table:formula="of:=[.F6]/[.F7]" office:value-type="float" office:value="0.492593291127573" calcext:value-type="float">
            <text:p>0,492593291127573</text:p>
          </table:table-cell>
          <table:table-cell table:number-columns-repeated="2"/>
        </table:table-row>
        <table:table-row table:style-name="ro1">
          <table:table-cell/>
          <table:table-cell table:formula="of:=[.B7]/[.B8]" office:value-type="float" office:value="0.59150505757613" calcext:value-type="float">
            <text:p>0,5915050575761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C1</text:p>
          </table:table-cell>
          <table:table-cell table:formula="of:=[.E13]*45/30" office:value-type="float" office:value="4.79489120546487" calcext:value-type="float">
            <text:p>4,794891205464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433949" calcext:value-type="float">
            <text:p>8433949</text:p>
          </table:table-cell>
          <table:table-cell office:value-type="string" calcext:value-type="string">
            <text:p>C2</text:p>
          </table:table-cell>
          <table:table-cell table:formula="of:=[.E13]*48/30" office:value-type="float" office:value="5.11455061916252" calcext:value-type="float">
            <text:p>5,114550619162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16495" calcext:value-type="float">
            <text:p>901649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PI()/ATAN(15/10)" office:value-type="float" office:value="3.19659413697658" calcext:value-type="float">
            <text:p>3,19659413697658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3" office:value-type="float" office:value="11.34" calcext:value-type="float">
            <text:p>11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float" office:value="207.2" calcext:value-type="float">
            <text:p>207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ma=-ln(1-n/n0)/(Nx)</text:p>
          </table:table-cell>
          <table:table-cell table:style-name="ce10" table:formula="of:=2/[.B21]*(([.B26]*[.B23]-[.B22])/([.B26]*[.B26]*[.B23]*[.B23]-[.B22]*[.B22]))" office:value-type="float" office:value="1.4005338355639E-024" calcext:value-type="float">
            <text:p>1,4005338355639E-24</text:p>
          </table:table-cell>
          <table:table-cell table:style-name="ce10" table:formula="of:=2/[.C21]*(([.C26]*[.C23]-[.C22])/([.C26]*[.C26]*[.C23]*[.C23]-[.C22]*[.C22]))" office:value-type="float" office:value="1.24423413403509E-024" calcext:value-type="float">
            <text:p>1,24423413403509E-24</text:p>
          </table:table-cell>
          <table:table-cell table:style-name="ce10" table:formula="of:=2/[.D21]*(([.D26]*[.D23]-[.D22])/([.D26]*[.D26]*[.D23]*[.D23]-[.D22]*[.D22]))" office:value-type="float" office:value="2.67477148779474E-024" calcext:value-type="float">
            <text:p>2,67477148779474E-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=Na*Rho/M</text:p>
          </table:table-cell>
          <table:table-cell table:formula="of:=6.022140857*10^23*[.B18]/[.B19]" office:value-type="float" office:value="3.29590141497973E+022" calcext:value-type="float">
            <text:p>3,29590141497973E+022</text:p>
          </table:table-cell>
          <table:table-cell table:formula="of:=6.022140857*10^23*[.C18]/[.C19]" office:value-type="float" office:value="3.29590141497973E+022" calcext:value-type="float">
            <text:p>3,29590141497973E+022</text:p>
          </table:table-cell>
          <table:table-cell table:formula="of:=6.022140857*10^23*[.D18]/[.D19]" office:value-type="float" office:value="3.29590141497973E+022" calcext:value-type="float">
            <text:p>3,29590141497973E+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</text:p>
          </table:table-cell>
          <table:table-cell table:style-name="ce9" table:formula="of:=1253274*[.E13]+ 273662" office:value-type="float" office:value="4279870.32042518" calcext:value-type="float">
            <text:p>4279870</text:p>
          </table:table-cell>
          <table:table-cell table:style-name="ce11" office:value-type="float" office:value="5392124" calcext:value-type="float">
            <text:p>5392124</text:p>
          </table:table-cell>
          <table:table-cell table:style-name="ce12" table:formula="of:=162826+692896*[.E13]" office:value-type="float" office:value="2377733.29113452" calcext:value-type="float">
            <text:p>2377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</text:p>
          </table:table-cell>
          <table:table-cell table:style-name="ce9" office:value-type="float" office:value="8256150.96695597" calcext:value-type="float">
            <text:p>8256151</text:p>
          </table:table-cell>
          <table:table-cell table:number-columns-repeated="2" office:value-type="float" office:value="8433949" calcext:value-type="float">
            <text:p>8433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/n2</text:p>
          </table:table-cell>
          <table:table-cell table:formula="of:=[.B24]/[.B25]" office:value-type="float" office:value="0.518385666341947" calcext:value-type="float">
            <text:p>0,518385666341947</text:p>
          </table:table-cell>
          <table:table-cell table:formula="of:=[.C24]/[.C25]" office:value-type="float" office:value="0.639335618462953" calcext:value-type="float">
            <text:p>0,639335618462953</text:p>
          </table:table-cell>
          <table:table-cell table:formula="of:=[.D24]/[.D25]" office:value-type="float" office:value="0.28192407745583" calcext:value-type="float">
            <text:p>0,2819240774558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22:26:28.830844757</meta:creation-date>
    <meta:editing-duration>PT2H13M10S</meta:editing-duration>
    <meta:editing-cycles>32</meta:editing-cycles>
    <meta:generator>LibreOffice/7.3.7.2$Linux_X86_64 LibreOffice_project/30$Build-2</meta:generator>
    <dc:date>2024-04-04T16:22:02.627521661</dc:date>
    <meta:document-statistic meta:table-count="1" meta:cell-count="80" meta:object-count="0"/>
  </office:meta>
</office:document-meta>
</file>